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7 – Registrera bokning </text:h>
      <text:h text:style-name="Heading_20_2" text:outline-level="2">Beskrivning</text:h>
      <text:p text:style-name="Text_20_body">Gå till bokningssidan, klicka på valfri post i listan och fyll i kundformuläret. </text:p>
      <text:p text:style-name="Text_20_body">Skicka bokningen och kontrollera även så att bokningen gått in i databasen och så att vald vecka försvann direkt från bokningslistan.</text:p>
      <text:h text:style-name="Heading_20_2" text:outline-level="2">Datum och kommentarer</text:h>
      <text:p text:style-name="Text_20_body">2014-05-18<text:line-break/>Fungerar bra. Behöver dock se över validering och obligatoriska fält.</text:p>
      <text:p text:style-name="Text_20_body">2014-05-26<text:line-break/>Fungerar bra. Även valideringen är nu åtgärdad så att alla fält är obligatoriska och felmeddelanden visas på rätt ställen. </text:p>
      <text:p text:style-name="Text_20_body">2014-06-04<text:line-break/>Fungerar bra! Bokningen går in i databasen som den ska, och det finns även filter mot skadlig kod.<text:line-break/>Jag har även lagt in funktionalitet så att det inte går att dubbelboka (kontroll innan bokningen skickas om veckan verkligen är obokad), ifall upptagna veckor skulle ligga kvar i cachen på sidan. </text:p>
      <text:h text:style-name="Heading_20_2" text:outline-level="2">Status</text:h>
      <text:p text:style-name="Text_20_body">Godkä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6-04T19:59:12</dc:date>
    <meta:editing-duration>PT1H4M15S</meta:editing-duration>
    <meta:editing-cycles>15</meta:editing-cycles>
    <meta:generator>OpenOffice/4.1.0$Unix OpenOffice.org_project/410m18$Build-9764</meta:generator>
    <meta:document-statistic meta:table-count="0" meta:image-count="0" meta:object-count="0" meta:page-count="1" meta:paragraph-count="10" meta:word-count="126" meta:character-count="811"/>
  </office:meta>
</office:document-meta>
</file>